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text-properties fo:font-size="14pt" style:font-size-asian="14pt" style:font-size-complex="14pt"/>
    </style:style>
    <style:style style:name="P3" style:family="paragraph" style:parent-style-name="Standard">
      <style:text-properties fo:font-size="13pt" style:font-size-asian="13pt" style:font-size-complex="13pt"/>
    </style:style>
    <style:style style:name="T1" style:family="text">
      <style:text-properties fo:font-size="13pt" style:font-size-asian="13pt" style:font-size-complex="13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write Part 2</text:p>
      <text:p text:style-name="P1"/>
      <text:p text:style-name="P1">“Do you want to know more? Okay. Earth is not actually a perfect sphere—it’s slightly flattened pole to pole, a little wider at the equator. We have a word for this in mathematics. It’s called an oblate spheroid.” (He could go on and on. </text:p>
      <text:p text:style-name="P1"/>
      <text:p text:style-name="P2">“For the pursuit of knowledge in reality is often halted by our ignorance” - Plato. Sometimes in life things <text:span text:style-name="T1">are not what they seem, and finding a way to make it all come together in a special style is extremely difficult. But I do not believe in such talk as this. It should be easy all of the time. And the most easy way is to use the same style over and over again. This is the methodology of overt progression.</text:span></text:p>
      <text:p text:style-name="P3"/>
      <text:p text:style-name="P3">On our path to prevent ignorance from changing our perspective and ruining our scenic route from one place to the next. We often times have to make additions to our craft and learnings. “Ignorance is not not knowing stuff, it's not knowing stuff you don't know down in the future.” Someone once recommended to me. I know that it's a matter of progressing, developing and evolving our ability sets, but thats' not all. Its improvin' on stuff and calling it new and ultimately making it our own and thats' nobody elses' business. I kid you not in any way. Those are strong words and it takes a strong arm, proverbially speaking to make that proverb to start. And to say it again, this is not just some old adage, it's some old adage put into words with our own actions and back to back it. And sometimes its' not just telling ourselves that it true, it's being it true to you but no one's business and is often up to you to tell others black up and to really be talk back. This really helpin everyone including yourself make sure they all know for all the damn time. And if it's the right time which it be all the time, you got back some stuff that be leading to other stuff and thats' the real talk. And thats the stuff right there is real nigga shit. That's all there is to it. For sure I be knowing this I understand I do know for reals this time.</text:p>
      <text:p text:style-name="P3"/>
      <text:p text:style-name="P3">Another guy I talked to spoke to a woman known as Shiniquas la Quan. She had this to say about life and its less desireable aspects: Ain't no bitchin, is to be bitchin. And to be bitchin means to be bitches, especially allowed. Down the line, I tell you not. Everyone, I mean, all the peoples tell you back, who you think you be like it do any way. You think it be like it do. But I tell you right now, that shit don't fly 'round me. For real back up or be smacked the fuck up for reals. *(narrarator's note: abbreviations and interpretations are up to the reader at times, and to the best of anyone's knowledge what is being said may not always be properly translateable – anything lost in translation does not belong responsible to the notationary) So anyway – what I be sayin' is – bruh – how it be like it do when it don't for reals. Shi-it. That be it do, for reals this time. How damn -. (And at this point Shiniquas la Quan cuts out and is not seen for some time. His own personal “notationaries” claim that she is currently under the weather and is “too damn trippy for reals”. It is presently uncertain where she is.)</text:p>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12-22T11:53:46.57</meta:creation-date>
    <dc:date>2023-03-20T19:07:09.30</dc:date>
    <meta:editing-duration>PT3H29M10S</meta:editing-duration>
    <meta:editing-cycles>14</meta:editing-cycles>
    <meta:generator>OpenOffice/4.1.7$Win32 OpenOffice.org_project/417m1$Build-9800</meta:generator>
    <meta:document-statistic meta:table-count="0" meta:image-count="0" meta:object-count="0" meta:page-count="1" meta:paragraph-count="5" meta:word-count="604" meta:character-count="3140"/>
  </office:meta>
</office:document-meta>
</file>